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2300dc" draw:marker-start-width="0.35cm" draw:marker-end-width="0.35cm" draw:fill="gradient" draw:fill-color="#99ccff" draw:fill-gradient-name="Gradient_20_9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2300dc" draw:marker-start-width="0.35cm" draw:marker-end-width="0.35cm" draw:fill-color="#ff0000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2300dc" draw:marker-start-width="0.35cm" draw:marker-end-width="0.35cm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2300dc" draw:marker-start-width="0.35cm" draw:marker-end-width="0.35cm" draw:fill-color="#00ff0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2300dc" draw:marker-start-width="0.35cm" draw:marker-end-width="0.35cm" draw:fill="solid" draw:fill-color="#2300dc" draw:textarea-vertical-align="middle" draw:auto-grow-height="false" fo:min-height="0.749cm" fo:min-width="0.499cm" fo:padding-top="0.175cm" fo:padding-bottom="0.175cm" fo:padding-left="0.3cm" fo:padding-right="0.3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3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Bookman Old Style'" style:font-family-generic="roman" style:font-pitch="variable" fo:font-size="40pt" fo:font-style="italic" style:font-size-asian="40pt" style:font-style-asian="italic" style:font-size-complex="40pt" style:font-style-complex="italic"/>
    </style:style>
    <style:style style:name="P3" style:family="paragraph">
      <style:text-properties fo:font-family="'Bookman Old Style'" style:font-family-generic="roman" style:font-pitch="variable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4" style:family="paragraph">
      <style:text-properties fo:font-family="'Bookman Old Style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P5" style:family="paragraph">
      <style:text-properties fo:font-family="'Bookman Old Style'" style:font-family-generic="roman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fo:font-family="'Bookman Old Style'" style:font-family-generic="roman" style:font-pitch="variable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fo:font-family="'Bookman Old Style'" style:font-family-generic="roman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4cm" svg:height="8.5cm" svg:x="5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cm" svg:height="2cm" svg:x="6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6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6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2.5cm" draw:transform="rotate (-1.57079632679579) translate (8.75cm 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6" draw:text-style-name="P3" draw:layer="layout" svg:width="1.433cm" svg:height="1.906cm" svg:x="6.608cm" svg:y="3.483cm">
          <draw:text-box>
            <text:p text:style-name="P2"><text:span text:style-name="T1">F</text:span></text:p>
          </draw:text-box>
        </draw:frame>
        <draw:frame draw:style-name="gr6" draw:text-style-name="P3" draw:layer="layout" svg:width="1.713cm" svg:height="1.906cm" svg:x="6.5cm" svg:y="8.494cm">
          <draw:text-box>
            <text:p text:style-name="P2"><text:span text:style-name="T1">M</text:span></text:p>
          </draw:text-box>
        </draw:frame>
        <draw:g>
          <draw:frame draw:style-name="gr7" draw:text-style-name="P3" draw:layer="layout" svg:width="1.192cm" svg:height="1.906cm" svg:x="6.655cm" svg:y="6.094cm">
            <draw:text-box>
              <text:p text:style-name="P2"><text:span text:style-name="T1">L</text:span></text:p>
            </draw:text-box>
          </draw:frame>
          <draw:frame draw:style-name="gr6" draw:text-style-name="P5" draw:layer="layout" svg:width="1.145cm" svg:height="1.246cm" svg:x="7.355cm" svg:y="6.194cm">
            <draw:text-box>
              <text:p text:style-name="P4"><text:span text:style-name="T2">O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ellipsoid" draw:cx="50%" draw:cy="50%" draw:start-color="#9966cc" draw:end-color="#00ffff" draw:start-intensity="100%" draw:end-intensity="100%" draw:angle="0" draw:border="0%"/>
    <draw:gradient draw:name="Gradient_20_8" draw:display-name="Gradient 8" draw:style="ellipsoid" draw:cx="50%" draw:cy="50%" draw:start-color="#99ccff" draw:end-color="#00ffff" draw:start-intensity="100%" draw:end-intensity="100%" draw:angle="0" draw:border="0%"/>
    <draw:gradient draw:name="Gradient_20_9" draw:display-name="Gradient 9" draw:style="ellipsoid" draw:cx="50%" draw:cy="50%" draw:start-color="#00b8ff" draw:end-color="#99ccff" draw:start-intensity="100%" draw:end-intensity="100%" draw:angle="0" draw:border="0%"/>
    <draw:gradient draw:name="semaforo1" draw:style="ellipsoid" draw:cx="50%" draw:cy="50%" draw:start-color="#e6e6ff" draw:end-color="#0000ff" draw:start-intensity="100%" draw:end-intensity="100%" draw:angle="0" draw:border="0%"/>
    <draw:gradient draw:name="semaforo2" draw:style="ellipsoid" draw:cx="50%" draw:cy="50%" draw:start-color="#0099ff" draw:end-color="#99cc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ristian Ferrari</meta:initial-creator>
    <meta:creation-date>2014-07-23T22:09:30.16</meta:creation-date>
    <meta:generator>OpenOffice.org/3.2$Win32 OpenOffice.org_project/320m12$Build-9483</meta:generator>
    <dc:date>2014-07-23T22:33:24.60</dc:date>
    <dc:creator>Christian Ferrari</dc:creator>
    <meta:editing-duration>PT00H23M53S</meta:editing-duration>
    <meta:editing-cycles>8</meta:editing-cycles>
    <meta:document-statistic meta:object-count="10"/>
  </office:meta>
</office:document-meta>
</file>